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i_1=60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table:number-columns-repeated="5"/>
          <table:table-cell office:value-type="string" calcext:value-type="string">
            <text:p>relative strength velocity 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57" calcext:value-type="float">
            <text:p>0.957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001588" calcext:value-type="float">
            <text:p>0.001588</text:p>
          </table:table-cell>
          <table:table-cell/>
          <table:table-cell table:formula="of:=([.B2]-[.B36])/[.B2]*100" office:value-type="float" office:value="5.64263322884013" calcext:value-type="float">
            <text:p>5.6426332288</text:p>
          </table:table-cell>
          <table:table-cell/>
          <table:table-cell table:formula="of:=([.C2]-[.C36])/[.C2]*100" office:value-type="float" office:value="8.67609254498715" calcext:value-type="float">
            <text:p>8.676092545</text:p>
          </table:table-cell>
          <table:table-cell/>
          <table:table-cell office:value-type="float" office:value="0.2323" calcext:value-type="float">
            <text:p>0.2323</text:p>
          </table:table-cell>
          <table:table-cell/>
          <table:table-cell office:value-type="float" office:value="0.02715" calcext:value-type="float">
            <text:p>0.0271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2372" calcext:value-type="float">
            <text:p>0.002372</text:p>
          </table:table-cell>
          <table:table-cell/>
          <table:table-cell table:formula="of:=([.B3]-[.B37])/[.B3]*100" office:value-type="float" office:value="3.42429364887708" calcext:value-type="float">
            <text:p>3.4242936489</text:p>
          </table:table-cell>
          <table:table-cell/>
          <table:table-cell table:formula="of:=([.C3]-[.C37])/[.C3]*100" office:value-type="float" office:value="7.39338235294118" calcext:value-type="float">
            <text:p>7.3933823529</text:p>
          </table:table-cell>
          <table:table-cell/>
          <table:table-cell office:value-type="float" office:value="0.2359" calcext:value-type="float">
            <text:p>0.2359</text:p>
          </table:table-cell>
          <table:table-cell/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0247" calcext:value-type="float">
            <text:p>0.00247</text:p>
          </table:table-cell>
          <table:table-cell/>
          <table:table-cell table:formula="of:=([.B4]-[.B38])/[.B4]*100" office:value-type="float" office:value="-3.38119280530137" calcext:value-type="float">
            <text:p>-3.3811928053</text:p>
          </table:table-cell>
          <table:table-cell/>
          <table:table-cell table:formula="of:=([.C4]-[.C38])/[.C4]*100" office:value-type="float" office:value="1.00669856459331" calcext:value-type="float">
            <text:p>1.0066985646</text:p>
          </table:table-cell>
          <table:table-cell/>
          <table:table-cell office:value-type="float" office:value="2116" calcext:value-type="float">
            <text:p>2116</text:p>
          </table:table-cell>
          <table:table-cell/>
          <table:table-cell office:value-type="float" office:value="0.04182" calcext:value-type="float">
            <text:p>0.0418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019" calcext:value-type="float">
            <text:p>0.0019</text:p>
          </table:table-cell>
          <table:table-cell/>
          <table:table-cell table:formula="of:=([.B5]-[.B39])/[.B5]*100" office:value-type="float" office:value="-8.497699539908" calcext:value-type="float">
            <text:p>-8.4976995399</text:p>
          </table:table-cell>
          <table:table-cell/>
          <table:table-cell table:formula="of:=([.C5]-[.C39])/[.C5]*100" office:value-type="float" office:value="-3.38962605548855" calcext:value-type="float">
            <text:p>-3.3896260555</text:p>
          </table:table-cell>
          <table:table-cell/>
          <table:table-cell office:value-type="float" office:value="0.2332" calcext:value-type="float">
            <text:p>0.2332</text:p>
          </table:table-cell>
          <table:table-cell/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1575" calcext:value-type="float">
            <text:p>0.41575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0.001531" calcext:value-type="float">
            <text:p>0.001531</text:p>
          </table:table-cell>
          <table:table-cell/>
          <table:table-cell table:formula="of:=([.B6]-[.B40])/[.B6]*100" office:value-type="float" office:value="-9.18821407095611" calcext:value-type="float">
            <text:p>-9.188214071</text:p>
          </table:table-cell>
          <table:table-cell/>
          <table:table-cell table:formula="of:=([.C6]-[.C40])/[.C6]*100" office:value-type="float" office:value="-3.63898916967508" calcext:value-type="float">
            <text:p>-3.6389891697</text:p>
          </table:table-cell>
          <table:table-cell/>
          <table:table-cell office:value-type="float" office:value="0.2403" calcext:value-type="float">
            <text:p>0.2403</text:p>
          </table:table-cell>
          <table:table-cell/>
          <table:table-cell office:value-type="float" office:value="0.04892" calcext:value-type="float">
            <text:p>0.0489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_1=25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15472" calcext:value-type="float">
            <text:p>0.15472</text:p>
          </table:table-cell>
          <table:table-cell office:value-type="float" office:value="0.00167" calcext:value-type="float">
            <text:p>0.00167</text:p>
          </table:table-cell>
          <table:table-cell/>
          <table:table-cell table:formula="of:=([.B9]-[.B36])/[.B9]*100" office:value-type="float" office:value="6.70523814443642" calcext:value-type="float">
            <text:p>6.7052381444</text:p>
          </table:table-cell>
          <table:table-cell/>
          <table:table-cell table:formula="of:=([.C9]-[.C36])/[.C9]*100" office:value-type="float" office:value="8.15667011375389" calcext:value-type="float">
            <text:p>8.1566701138</text:p>
          </table:table-cell>
          <table:table-cell/>
          <table:table-cell office:value-type="float" office:value="0.1644" calcext:value-type="float">
            <text:p>0.1644</text:p>
          </table:table-cell>
          <table:table-cell/>
          <table:table-cell office:value-type="float" office:value="0.06614" calcext:value-type="float">
            <text:p>0.066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13484" calcext:value-type="float">
            <text:p>0.13484</text:p>
          </table:table-cell>
          <table:table-cell office:value-type="float" office:value="0.002486" calcext:value-type="float">
            <text:p>0.002486</text:p>
          </table:table-cell>
          <table:table-cell/>
          <table:table-cell table:formula="of:=([.B10]-[.B37])/[.B10]*100" office:value-type="float" office:value="4.51951772710993" calcext:value-type="float">
            <text:p>4.5195177271</text:p>
          </table:table-cell>
          <table:table-cell/>
          <table:table-cell table:formula="of:=([.C10]-[.C37])/[.C10]*100" office:value-type="float" office:value="6.59670720854347" calcext:value-type="float">
            <text:p>6.5967072085</text:p>
          </table:table-cell>
          <table:table-cell/>
          <table:table-cell office:value-type="float" office:value="0.1659" calcext:value-type="float">
            <text:p>0.1659</text:p>
          </table:table-cell>
          <table:table-cell/>
          <table:table-cell office:value-type="float" office:value="0.06164" calcext:value-type="float">
            <text:p>0.0616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0298" calcext:value-type="float">
            <text:p>0.10298</text:p>
          </table:table-cell>
          <table:table-cell office:value-type="float" office:value="0.0026" calcext:value-type="float">
            <text:p>0.0026</text:p>
          </table:table-cell>
          <table:table-cell/>
          <table:table-cell table:formula="of:=([.B11]-[.B38])/[.B11]*100" office:value-type="float" office:value="-2.1721503196632" calcext:value-type="float">
            <text:p>-2.1721503197</text:p>
          </table:table-cell>
          <table:table-cell/>
          <table:table-cell table:formula="of:=([.C11]-[.C38])/[.C11]*100" office:value-type="float" office:value="-0.454457176150705" calcext:value-type="float">
            <text:p>-0.4544571762</text:p>
          </table:table-cell>
          <table:table-cell/>
          <table:table-cell office:value-type="float" office:value="0.2726" calcext:value-type="float">
            <text:p>0.2726</text:p>
          </table:table-cell>
          <table:table-cell/>
          <table:table-cell office:value-type="float" office:value="0.07598" calcext:value-type="float">
            <text:p>0.0759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0211" calcext:value-type="float">
            <text:p>0.00211</text:p>
          </table:table-cell>
          <table:table-cell/>
          <table:table-cell table:formula="of:=([.B12]-[.B39])/[.B12]*100" office:value-type="float" office:value="-6.26567398119122" calcext:value-type="float">
            <text:p>-6.2656739812</text:p>
          </table:table-cell>
          <table:table-cell/>
          <table:table-cell table:formula="of:=([.C12]-[.C39])/[.C12]*100" office:value-type="float" office:value="-3.5144927536232" calcext:value-type="float">
            <text:p>-3.5144927536</text:p>
          </table:table-cell>
          <table:table-cell/>
          <table:table-cell office:value-type="float" office:value="0.2816" calcext:value-type="float">
            <text:p>0.2816</text:p>
          </table:table-cell>
          <table:table-cell/>
          <table:table-cell office:value-type="float" office:value="0.09709" calcext:value-type="float">
            <text:p>0.0970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18" calcext:value-type="float">
            <text:p>0.0018</text:p>
          </table:table-cell>
          <table:table-cell/>
          <table:table-cell table:formula="of:=([.B13]-[.B40])/[.B13]*100" office:value-type="float" office:value="4.47180134680135" calcext:value-type="float">
            <text:p>4.4718013468</text:p>
          </table:table-cell>
          <table:table-cell/>
          <table:table-cell table:formula="of:=([.C13]-[.C40])/[.C13]*100" office:value-type="float" office:value="6.79220779220779" calcext:value-type="float">
            <text:p>6.792207792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_1=1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3811" calcext:value-type="float">
            <text:p>0.93811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0.001391193699891" calcext:value-type="float">
            <text:p>0.0013911937</text:p>
          </table:table-cell>
          <table:table-cell/>
          <table:table-cell table:formula="of:=([.B16]-[.B36])/[.B16]*100" office:value-type="float" office:value="3.7426314611293" calcext:value-type="float">
            <text:p>3.7426314611</text:p>
          </table:table-cell>
          <table:table-cell/>
          <table:table-cell table:formula="of:=([.C16]-[.C36])/[.C16]*100" office:value-type="float" office:value="11.8759689922481" calcext:value-type="float">
            <text:p>11.8759689922</text:p>
          </table:table-cell>
          <table:table-cell/>
          <table:table-cell office:value-type="float" office:value="0.1331" calcext:value-type="float">
            <text:p>0.1331</text:p>
          </table:table-cell>
          <table:table-cell/>
          <table:table-cell office:value-type="float" office:value="0.1387" calcext:value-type="float">
            <text:p>0.138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07" calcext:value-type="float">
            <text:p>0.807</text:p>
          </table:table-cell>
          <table:table-cell office:value-type="float" office:value="0.14" calcext:value-type="float">
            <text:p>0.14</text:p>
          </table:table-cell>
          <table:table-cell office:value-type="float" office:value="0.00207" calcext:value-type="float">
            <text:p>0.00207</text:p>
          </table:table-cell>
          <table:table-cell/>
          <table:table-cell table:formula="of:=([.B17]-[.B36])/[.B17]*100" office:value-type="float" office:value="-11.8959107806691" calcext:value-type="float">
            <text:p>-11.8959107807</text:p>
          </table:table-cell>
          <table:table-cell/>
          <table:table-cell table:formula="of:=([.C17]-[.C37])/[.C17]*100" office:value-type="float" office:value="10.0392857142857" calcext:value-type="float">
            <text:p>10.0392857143</text:p>
          </table:table-cell>
          <table:table-cell/>
          <table:table-cell office:value-type="float" office:value="0.1834" calcext:value-type="float">
            <text:p>0.1834</text:p>
          </table:table-cell>
          <table:table-cell/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208" calcext:value-type="float">
            <text:p>0.00208</text:p>
          </table:table-cell>
          <table:table-cell/>
          <table:table-cell table:formula="of:=([.B18]-[.B38])/[.B18]*100" office:value-type="float" office:value="-7.78582003619018" calcext:value-type="float">
            <text:p>-7.7858200362</text:p>
          </table:table-cell>
          <table:table-cell/>
          <table:table-cell table:formula="of:=([.C18]-[.C38])/[.C18]*100" office:value-type="float" office:value="2.40754716981132" calcext:value-type="float">
            <text:p>2.4075471698</text:p>
          </table:table-cell>
          <table:table-cell table:number-columns-repeated="3"/>
          <table:table-cell office:value-type="float" office:value="0.1906" calcext:value-type="float">
            <text:p>0.19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154" calcext:value-type="float">
            <text:p>0.00154</text:p>
          </table:table-cell>
          <table:table-cell/>
          <table:table-cell table:formula="of:=([.B19]-[.B39])/[.B19]*100" office:value-type="float" office:value="-17.5254604550379" calcext:value-type="float">
            <text:p>-17.525460455</text:p>
          </table:table-cell>
          <table:table-cell/>
          <table:table-cell table:formula="of:=([.C19]-[.C39])/[.C19]*100" office:value-type="float" office:value="-4.52439024390245" calcext:value-type="float">
            <text:p>-4.5243902439</text:p>
          </table:table-cell>
          <table:table-cell/>
          <table:table-cell office:value-type="float" office:value="0.1763" calcext:value-type="float">
            <text:p>0.1763</text:p>
          </table:table-cell>
          <table:table-cell/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43343" calcext:value-type="float">
            <text:p>0.343343</text:p>
          </table:table-cell>
          <table:table-cell office:value-type="float" office:value="0.065868" calcext:value-type="float">
            <text:p>0.065868</text:p>
          </table:table-cell>
          <table:table-cell office:value-type="float" office:value="0.00104852443801" calcext:value-type="float">
            <text:p>0.0010485244</text:p>
          </table:table-cell>
          <table:table-cell/>
          <table:table-cell table:formula="of:=([.B20]-[.B40])/[.B20]*100" office:value-type="float" office:value="-32.2147240514587" calcext:value-type="float">
            <text:p>-32.2147240515</text:p>
          </table:table-cell>
          <table:table-cell/>
          <table:table-cell table:formula="of:=([.C20]-[.C40])/[.C20]*100" office:value-type="float" office:value="-8.96034493228883" calcext:value-type="float">
            <text:p>-8.9603449323</text:p>
          </table:table-cell>
          <table:table-cell/>
          <table:table-cell office:value-type="float" office:value="0.1269" calcext:value-type="float">
            <text:p>0.1269</text:p>
          </table:table-cell>
          <table:table-cell/>
          <table:table-cell office:value-type="float" office:value="0.3081" calcext:value-type="float">
            <text:p>0.308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_1=100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60527" calcext:value-type="float">
            <text:p>0.660527</text:p>
          </table:table-cell>
          <table:table-cell office:value-type="float" office:value="0.104863" calcext:value-type="float">
            <text:p>0.104863</text:p>
          </table:table-cell>
          <table:table-cell office:value-type="float" office:value="0.002803062260552" calcext:value-type="float">
            <text:p>0.0028030623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42098" calcext:value-type="float">
            <text:p>0.542098</text:p>
          </table:table-cell>
          <table:table-cell office:value-type="float" office:value="0.08655" calcext:value-type="float">
            <text:p>0.08655</text:p>
          </table:table-cell>
          <table:table-cell office:value-type="float" office:value="0.002402044502293" calcext:value-type="float">
            <text:p>0.0024020445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8899" calcext:value-type="float">
            <text:p>0.458899</text:p>
          </table:table-cell>
          <table:table-cell office:value-type="float" office:value="0.072901" calcext:value-type="float">
            <text:p>0.072901</text:p>
          </table:table-cell>
          <table:table-cell office:value-type="float" office:value="0.001995143796834" calcext:value-type="float">
            <text:p>0.001995143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_1=620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S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03" calcext:value-type="float">
            <text:p>0.903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0155" calcext:value-type="float">
            <text:p>0.00155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9984" calcext:value-type="float">
            <text:p>0.79984</text:p>
          </table:table-cell>
          <table:table-cell office:value-type="float" office:value="0.125945" calcext:value-type="float">
            <text:p>0.125945</text:p>
          </table:table-cell>
          <table:table-cell office:value-type="float" office:value="0.0023791" calcext:value-type="float">
            <text:p>0.0023791</text:p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5523" calcext:value-type="float">
            <text:p>0.65523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0.0028817" calcext:value-type="float">
            <text:p>0.0028817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4238" calcext:value-type="float">
            <text:p>0.54238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02512" calcext:value-type="float">
            <text:p>0.002512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395" calcext:value-type="float">
            <text:p>0.45395</text:p>
          </table:table-cell>
          <table:table-cell office:value-type="float" office:value="0.07177" calcext:value-type="float">
            <text:p>0.07177</text:p>
          </table:table-cell>
          <table:table-cell office:value-type="float" office:value="0.002059" calcext:value-type="float">
            <text:p>0.00205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 style:data-style-name="N2" text:time-value="18:07:56.815055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6:33:31.365664905</meta:creation-date>
    <dc:date>2014-07-25T18:49:21.717408318</dc:date>
    <meta:editing-duration>PT8H28M20S</meta:editing-duration>
    <meta:editing-cycles>14</meta:editing-cycles>
    <meta:generator>LibreOffice/4.2.4.2$Linux_X86_64 LibreOffice_project/420m0$Build-2</meta:generator>
    <meta:document-statistic meta:table-count="1" meta:cell-count="164" meta:object-count="0"/>
  </office:meta>
</office:document-meta>
</file>